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7bc65"/>
    </style:style>
    <style:style style:name="ce2" style:family="table-cell" style:parent-style-name="Default">
      <style:table-cell-properties fo:background-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R, см</text:p>
          </table:table-cell>
          <table:table-cell office:value-type="string" calcext:value-type="string">
            <text:p>r, см</text:p>
          </table:table-cell>
          <table:table-cell office:value-type="string" calcext:value-type="string">
            <text:p>d, см</text:p>
          </table:table-cell>
          <table:table-cell office:value-type="string" calcext:value-type="string">
            <text:p><text:s/>M, г</text:p>
          </table:table-cell>
          <table:table-cell table:number-columns-repeated="20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2" calcext:value-type="float">
            <text:p>22</text:p>
          </table:table-cell>
          <table:table-cell office:value-type="float" office:value="137" calcext:value-type="float">
            <text:p>137</text:p>
          </table:table-cell>
          <table:table-cell office:value-type="float" office:value="735.5" calcext:value-type="float">
            <text:p>735.5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Пуля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X_0, см</text:p>
          </table:table-cell>
          <table:table-cell office:value-type="string" calcext:value-type="string">
            <text:p>x, см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_1, с</text:p>
          </table:table-cell>
          <table:table-cell office:value-type="string" calcext:value-type="string">
            <text:p>T_1, с</text:p>
          </table:table-cell>
          <table:table-cell office:value-type="string" calcext:value-type="string">
            <text:p>t_2, с</text:p>
          </table:table-cell>
          <table:table-cell office:value-type="string" calcext:value-type="string">
            <text:p>T_2, с</text:p>
          </table:table-cell>
          <table:table-cell office:value-type="string" calcext:value-type="string">
            <text:p>T_1, c</text:p>
          </table:table-cell>
          <table:table-cell office:value-type="string" calcext:value-type="string">
            <text:p>T_2, с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2" calcext:value-type="float">
            <text:p>0.512</text:p>
          </table:table-cell>
          <table:table-cell office:value-type="float" office:value="0.9" calcext:value-type="float">
            <text:p>0.9</text:p>
          </table:table-cell>
          <table:table-cell office:value-type="float" office:value="4.3" calcext:value-type="float">
            <text:p>4.3</text:p>
          </table:table-cell>
          <table:table-cell table:style-name="ce1" table:formula="of:=1.74*0.1/([.D6]-[.C6])" office:value-type="float" office:value="0.0511764705882353" calcext:value-type="float">
            <text:p>0.0511764705882353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formula="of:=[.G6]/[.F6]" office:value-type="float" office:value="6.7" calcext:value-type="float">
            <text:p>6.7</text:p>
          </table:table-cell>
          <table:table-cell table:number-columns-repeated="2"/>
          <table:table-cell table:formula="of:=AVERAGE([.H6:.H8])" office:value-type="float" office:value="6.70666666666667" calcext:value-type="float">
            <text:p>6.70666666666667</text:p>
          </table:table-cell>
          <table:table-cell table:formula="of:=AVERAGE([.J9:.J11])" office:value-type="float" office:value="5.01333333333333" calcext:value-type="float">
            <text:p>5.01333333333333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2" calcext:value-type="float">
            <text:p>0.512</text:p>
          </table:table-cell>
          <table:table-cell office:value-type="float" office:value="0.3" calcext:value-type="float">
            <text:p>0.3</text:p>
          </table:table-cell>
          <table:table-cell office:value-type="float" office:value="4.1" calcext:value-type="float">
            <text:p>4.1</text:p>
          </table:table-cell>
          <table:table-cell table:style-name="ce1" table:formula="of:=1.74*0.1/([.D7]-[.C7])" office:value-type="float" office:value="0.0457894736842105" calcext:value-type="float">
            <text:p>0.0457894736842105</text:p>
          </table:table-cell>
          <table:table-cell office:value-type="float" office:value="10" calcext:value-type="float">
            <text:p>10</text:p>
          </table:table-cell>
          <table:table-cell office:value-type="float" office:value="67.1" calcext:value-type="float">
            <text:p>67.1</text:p>
          </table:table-cell>
          <table:table-cell table:formula="of:=[.G7]/[.F7]" office:value-type="float" office:value="6.71" calcext:value-type="float">
            <text:p>6.71</text:p>
          </table:table-cell>
          <table:table-cell table:number-columns-repeated="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11" calcext:value-type="float">
            <text:p>0.511</text:p>
          </table:table-cell>
          <table:table-cell office:value-type="float" office:value="0.2" calcext:value-type="float">
            <text:p>0.2</text:p>
          </table:table-cell>
          <table:table-cell office:value-type="float" office:value="4.4" calcext:value-type="float">
            <text:p>4.4</text:p>
          </table:table-cell>
          <table:table-cell table:style-name="ce1" table:formula="of:=1.74*0.1/([.D8]-[.C8])" office:value-type="float" office:value="0.0414285714285714" calcext:value-type="float">
            <text:p>0.0414285714285714</text:p>
          </table:table-cell>
          <table:table-cell office:value-type="float" office:value="10" calcext:value-type="float">
            <text:p>10</text:p>
          </table:table-cell>
          <table:table-cell office:value-type="float" office:value="67.1" calcext:value-type="float">
            <text:p>67.1</text:p>
          </table:table-cell>
          <table:table-cell table:formula="of:=[.G8]/[.F8]" office:value-type="float" office:value="6.71" calcext:value-type="float">
            <text:p>6.7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1" calcext:value-type="float">
            <text:p>0.51</text:p>
          </table:table-cell>
          <table:table-cell office:value-type="float" office:value="0.2" calcext:value-type="float">
            <text:p>0.2</text:p>
          </table:table-cell>
          <table:table-cell office:value-type="float" office:value="4" calcext:value-type="float">
            <text:p>4</text:p>
          </table:table-cell>
          <table:table-cell table:style-name="ce1" table:formula="of:=1.74*0.1/([.D9]-[.C9])" office:value-type="float" office:value="0.0457894736842105" calcext:value-type="float">
            <text:p>0.04578947368421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0.1" calcext:value-type="float">
            <text:p>50.1</text:p>
          </table:table-cell>
          <table:table-cell table:formula="of:=[.I9]/[.F9]" office:value-type="float" office:value="5.01" calcext:value-type="float">
            <text:p>5.01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3" calcext:value-type="float">
            <text:p>0.513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table:style-name="ce1" table:formula="of:=1.74*0.1/([.D10]-[.C10])" office:value-type="float" office:value="0.0424390243902439" calcext:value-type="float">
            <text:p>0.04243902439024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0.2" calcext:value-type="float">
            <text:p>50.2</text:p>
          </table:table-cell>
          <table:table-cell table:formula="of:=[.I10]/[.F10]" office:value-type="float" office:value="5.02" calcext:value-type="float">
            <text:p>5.0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0.1" calcext:value-type="float">
            <text:p>50.1</text:p>
          </table:table-cell>
          <table:table-cell table:formula="of:=[.I11]/[.F11]" office:value-type="float" office:value="5.01" calcext:value-type="float">
            <text:p>5.01</text:p>
          </table:table-cell>
          <table:table-cell table:number-columns-repeated="14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5"/>
          <table:table-cell table:style-name="ce2" table:number-columns-repeated="9"/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18"/>
        </table:table-row>
        <table:table-row table:style-name="ro1">
          <table:table-cell office:value-type="string" calcext:value-type="string">
            <text:p>угол</text:p>
          </table:table-cell>
          <table:table-cell office:value-type="string" calcext:value-type="string">
            <text:p>корень</text:p>
          </table:table-cell>
          <table:table-cell office:value-type="string" calcext:value-type="string">
            <text:p>скорость </text:p>
          </table:table-cell>
          <table:table-cell office:value-type="string" calcext:value-type="string">
            <text:p>пуля</text:p>
          </table:table-cell>
          <table:table-cell office:value-type="string" calcext:value-type="string">
            <text:p>средняя </text:p>
          </table:table-cell>
          <table:table-cell table:style-name="ce2"/>
          <table:table-cell/>
          <table:table-cell office:value-type="string" calcext:value-type="string">
            <text:p>Пуля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X_0, мм</text:p>
          </table:table-cell>
          <table:table-cell office:value-type="string" calcext:value-type="string">
            <text:p>x, мм</text:p>
          </table:table-cell>
          <table:table-cell/>
          <table:table-cell office:value-type="string" calcext:value-type="string">
            <text:p>Скорость</text:p>
          </table:table-cell>
          <table:table-cell/>
          <table:table-cell office:value-type="string" calcext:value-type="string">
            <text:p>M погр</text:p>
          </table:table-cell>
          <table:table-cell office:value-type="string" calcext:value-type="string">
            <text:p>m погр</text:p>
          </table:table-cell>
          <table:table-cell office:value-type="string" calcext:value-type="string">
            <text:p>L погр</text:p>
          </table:table-cell>
          <table:table-cell office:value-type="string" calcext:value-type="string">
            <text:p>смещение погр</text:p>
          </table:table-cell>
          <table:table-cell/>
          <table:table-cell office:value-type="string" calcext:value-type="string">
            <text:p>скор погр</text:p>
          </table:table-cell>
          <table:table-cell/>
          <table:table-cell office:value-type="string" calcext:value-type="string">
            <text:p>U – ср u</text:p>
          </table:table-cell>
          <table:table-cell/>
          <table:table-cell office:value-type="string" calcext:value-type="string">
            <text:p>случ погр</text:p>
          </table:table-cell>
        </table:table-row>
        <table:table-row table:style-name="ro1">
          <table:table-cell table:formula="of:=([.D6]-[.C6])/([.C$2])" office:value-type="float" office:value="0.0248175182481752" calcext:value-type="float">
            <text:p>0.0248175182481752</text:p>
          </table:table-cell>
          <table:table-cell table:formula="of:=(4*3.14*[.D2]/1000 * [.A2]*[.A2]/10000 * [.K6])/([.K6]*[.K6] -[.L6]*[.L6])" office:value-type="float" office:value="0.350347145164736" calcext:value-type="float">
            <text:p>0.350347145164736</text:p>
          </table:table-cell>
          <table:table-cell table:formula="of:=[.B$18]*[.A18]/([.B6]/1000 * [.B$2] / 100)" office:value-type="float" office:value="77.1905776662103" calcext:value-type="float">
            <text:p>77.1905776662103</text:p>
          </table:table-cell>
          <table:table-cell office:value-type="float" office:value="6" calcext:value-type="float">
            <text:p>6</text:p>
          </table:table-cell>
          <table:table-cell table:formula="of:=AVERAGE([.C18:.C22])" office:value-type="float" office:value="87.702703545752" calcext:value-type="float">
            <text:p>87.702703545752</text:p>
          </table:table-cell>
          <table:table-cell table:style-name="ce2" table:formula="of:=[.C18] * SQRT([.B$25] + [.D25]+[.B$28] + [.B$31] + [.B$34] + [.E6]*[.E6])" office:value-type="float" office:value="11.743463611503" calcext:value-type="float">
            <text:p>11.743463611503</text:p>
          </table:table-cell>
          <table:table-cell table:formula="of:=[.E$18]-[.C18]" office:value-type="float" office:value="10.5121258795417" calcext:value-type="float">
            <text:p>10.5121258795417</text:p>
          </table:table-cell>
          <table:table-cell office:value-type="float" office:value="1" calcext:value-type="float">
            <text:p>1</text:p>
          </table:table-cell>
          <table:table-cell office:value-type="float" office:value="0.512" calcext:value-type="float">
            <text:p>0.512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/>
          <table:table-cell table:formula="of:=[.H$25]/[.I18] * SQRT(10/([.J$25]/100)) *([.K18]-[.J18])/1000" office:value-type="float" office:value="142.134105059808" calcext:value-type="float">
            <text:p>142.134105059808</text:p>
          </table:table-cell>
          <table:table-cell table:formula="of:=AVERAGE([.M18:.M22])" office:value-type="float" office:value="141.240424815841" calcext:value-type="float">
            <text:p>141.240424815841</text:p>
          </table:table-cell>
          <table:table-cell table:formula="of:=5/[.H25]" office:value-type="float" office:value="0.00170940170940171" calcext:value-type="float">
            <text:p>0.00170940170940171</text:p>
          </table:table-cell>
          <table:table-cell table:formula="of:=0.005/[.I18]" office:value-type="float" office:value="0.009765625" calcext:value-type="float">
            <text:p>0.009765625</text:p>
          </table:table-cell>
          <table:table-cell table:formula="of:=0.25 * 0.2/[.J25]" office:value-type="float" office:value="0.000226090888537192" calcext:value-type="float">
            <text:p>0.000226090888537192</text:p>
          </table:table-cell>
          <table:table-cell table:formula="of:=0.141421/[.K18]" office:value-type="float" office:value="0.0119848305084746" calcext:value-type="float">
            <text:p>0.0119848305084746</text:p>
          </table:table-cell>
          <table:table-cell table:formula="of:=[.O$18]*[.O$18] + [.P18] * [.P18] + [.Q$18] * [.Q$18] + [.R18] * [.R18]" office:value-type="float" office:value="0.000241976765251473" calcext:value-type="float">
            <text:p>0.000241976765251473</text:p>
          </table:table-cell>
          <table:table-cell table:formula="of:=[.M18]*SQRT([.S18])" office:value-type="float" office:value="2.21098162224767" calcext:value-type="float">
            <text:p>2.21098162224767</text:p>
          </table:table-cell>
          <table:table-cell table:formula="of:=AVERAGE([.T18:.T22])" office:value-type="float" office:value="2.20661983041619" calcext:value-type="float">
            <text:p>2.20661983041619</text:p>
          </table:table-cell>
          <table:table-cell table:formula="of:=[.M18]-[.N$18]" office:value-type="float" office:value="0.893680243967538" calcext:value-type="float">
            <text:p>0.893680243967538</text:p>
          </table:table-cell>
          <table:table-cell table:formula="of:=[.V18]*[.V18]" office:value-type="float" office:value="0.798664378457877" calcext:value-type="float">
            <text:p>0.798664378457877</text:p>
          </table:table-cell>
          <table:table-cell table:formula="of:=SQRT(SUM([.W18:.W22])/20)" office:value-type="float" office:value="1.67273415005295" calcext:value-type="float">
            <text:p>1.67273415005295</text:p>
          </table:table-cell>
        </table:table-row>
        <table:table-row table:style-name="ro1">
          <table:table-cell table:formula="of:=([.D7]-[.C7])/([.C$2])" office:value-type="float" office:value="0.0277372262773723" calcext:value-type="float">
            <text:p>0.0277372262773723</text:p>
          </table:table-cell>
          <table:table-cell/>
          <table:table-cell table:formula="of:=[.B$18]*[.A19]/([.B7]/1000 * [.B$2] / 100)" office:value-type="float" office:value="86.2718220975291" calcext:value-type="float">
            <text:p>86.2718220975291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formula="of:=[.C19] * SQRT([.B$25] + [.D26]+[.B$28] + [.B$31] + [.B$34] + [.E7]*[.E7])" office:value-type="float" office:value="12.976096244953" calcext:value-type="float">
            <text:p>12.976096244953</text:p>
          </table:table-cell>
          <table:table-cell table:formula="of:=[.E$18]-[.C19]" office:value-type="float" office:value="1.43088144822288" calcext:value-type="float">
            <text:p>1.43088144822288</text:p>
          </table:table-cell>
          <table:table-cell office:value-type="float" office:value="2" calcext:value-type="float">
            <text:p>2</text:p>
          </table:table-cell>
          <table:table-cell office:value-type="float" office:value="0.514" calcext:value-type="float">
            <text:p>0.514</text:p>
          </table:table-cell>
          <table:table-cell office:value-type="float" office:value="0.1" calcext:value-type="float">
            <text:p>0.1</text:p>
          </table:table-cell>
          <table:table-cell table:formula="of:=8.9+3" office:value-type="float" office:value="11.9" calcext:value-type="float">
            <text:p>11.9</text:p>
          </table:table-cell>
          <table:table-cell/>
          <table:table-cell table:formula="of:=[.H$25]/[.I19] * SQRT(10/([.J$25]/100)) *([.K19]-[.J19])/1000" office:value-type="float" office:value="142.791148546566" calcext:value-type="float">
            <text:p>142.791148546566</text:p>
          </table:table-cell>
          <table:table-cell table:number-columns-repeated="2"/>
          <table:table-cell table:formula="of:=0.005/[.I19]" office:value-type="float" office:value="0.00972762645914397" calcext:value-type="float">
            <text:p>0.00972762645914397</text:p>
          </table:table-cell>
          <table:table-cell/>
          <table:table-cell table:formula="of:=0.141421/[.K19]" office:value-type="float" office:value="0.0118841176470588" calcext:value-type="float">
            <text:p>0.0118841176470588</text:p>
          </table:table-cell>
          <table:table-cell table:formula="of:=[.O$18]*[.O$18] + [.P19] * [.P19] + [.Q$18] * [.Q$18] + [.R19] * [.R19]" office:value-type="float" office:value="0.000238832140071758" calcext:value-type="float">
            <text:p>0.000238832140071758</text:p>
          </table:table-cell>
          <table:table-cell table:formula="of:=[.M19]*SQRT([.S19])" office:value-type="float" office:value="2.20672223993179" calcext:value-type="float">
            <text:p>2.20672223993179</text:p>
          </table:table-cell>
          <table:table-cell/>
          <table:table-cell table:formula="of:=[.M19]-[.N$18]" office:value-type="float" office:value="1.55072373072511" calcext:value-type="float">
            <text:p>1.55072373072511</text:p>
          </table:table-cell>
          <table:table-cell table:formula="of:=[.V19]*[.V19]" office:value-type="float" office:value="2.404744089034" calcext:value-type="float">
            <text:p>2.404744089034</text:p>
          </table:table-cell>
          <table:table-cell/>
        </table:table-row>
        <table:table-row table:style-name="ro1">
          <table:table-cell table:formula="of:=([.D8]-[.C8])/([.C$2])" office:value-type="float" office:value="0.0306569343065693" calcext:value-type="float">
            <text:p>0.0306569343065693</text:p>
          </table:table-cell>
          <table:table-cell/>
          <table:table-cell table:formula="of:=[.B$18]*[.A20]/([.B8]/1000 * [.B$2] / 100)" office:value-type="float" office:value="95.5396674418202" calcext:value-type="float">
            <text:p>95.5396674418202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formula="of:=[.C20] * SQRT([.B$25] + [.D27]+[.B$28] + [.B$31] + [.B$34] + [.E8]*[.E8])" office:value-type="float" office:value="14.2488768337248" calcext:value-type="float">
            <text:p>14.2488768337248</text:p>
          </table:table-cell>
          <table:table-cell table:formula="of:=[.E$18]-[.C20]" office:value-type="float" office:value="-7.83696389606827" calcext:value-type="float">
            <text:p>-7.83696389606827</text:p>
          </table:table-cell>
          <table:table-cell office:value-type="float" office:value="3" calcext:value-type="float">
            <text:p>3</text:p>
          </table:table-cell>
          <table:table-cell office:value-type="float" office:value="0.502" calcext:value-type="float">
            <text:p>0.502</text:p>
          </table:table-cell>
          <table:table-cell office:value-type="float" office:value="0.1" calcext:value-type="float">
            <text:p>0.1</text:p>
          </table:table-cell>
          <table:table-cell office:value-type="float" office:value="11.8" calcext:value-type="float">
            <text:p>11.8</text:p>
          </table:table-cell>
          <table:table-cell/>
          <table:table-cell table:formula="of:=[.H$25]/[.I20] * SQRT(10/([.J$25]/100)) *([.K20]-[.J20])/1000" office:value-type="float" office:value="144.965461734307" calcext:value-type="float">
            <text:p>144.965461734307</text:p>
          </table:table-cell>
          <table:table-cell table:number-columns-repeated="2"/>
          <table:table-cell table:formula="of:=0.005/[.I20]" office:value-type="float" office:value="0.0099601593625498" calcext:value-type="float">
            <text:p>0.0099601593625498</text:p>
          </table:table-cell>
          <table:table-cell/>
          <table:table-cell table:formula="of:=0.141421/[.K20]" office:value-type="float" office:value="0.0119848305084746" calcext:value-type="float">
            <text:p>0.0119848305084746</text:p>
          </table:table-cell>
          <table:table-cell table:formula="of:=[.O$18]*[.O$18] + [.P20] * [.P20] + [.Q$18] * [.Q$18] + [.R20] * [.R20]" office:value-type="float" office:value="0.000245814108138236" calcext:value-type="float">
            <text:p>0.000245814108138236</text:p>
          </table:table-cell>
          <table:table-cell table:formula="of:=[.M20]*SQRT([.S20])" office:value-type="float" office:value="2.27283519395323" calcext:value-type="float">
            <text:p>2.27283519395323</text:p>
          </table:table-cell>
          <table:table-cell/>
          <table:table-cell table:formula="of:=[.M20]-[.N$18]" office:value-type="float" office:value="3.72503691846572" calcext:value-type="float">
            <text:p>3.72503691846572</text:p>
          </table:table-cell>
          <table:table-cell table:formula="of:=[.V20]*[.V20]" office:value-type="float" office:value="13.8759000439326" calcext:value-type="float">
            <text:p>13.8759000439326</text:p>
          </table:table-cell>
          <table:table-cell office:value-type="string" calcext:value-type="string">
            <text:p>погр</text:p>
          </table:table-cell>
        </table:table-row>
        <table:table-row table:style-name="ro1">
          <table:table-cell table:formula="of:=([.D9]-[.C9])/([.C$2])" office:value-type="float" office:value="0.0277372262773723" calcext:value-type="float">
            <text:p>0.0277372262773723</text:p>
          </table:table-cell>
          <table:table-cell/>
          <table:table-cell table:formula="of:=[.B$18]*[.A21]/([.B9]/1000 * [.B$2] / 100)" office:value-type="float" office:value="86.6101429684998" calcext:value-type="float">
            <text:p>86.6101429684998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formula="of:=[.C21] * SQRT([.B$25] + [.D28]+[.B$28] + [.B$31] + [.B$34] + [.E9]*[.E9])" office:value-type="float" office:value="13.0271986716835" calcext:value-type="float">
            <text:p>13.0271986716835</text:p>
          </table:table-cell>
          <table:table-cell table:formula="of:=[.E$18]-[.C21]" office:value-type="float" office:value="1.09256057725217" calcext:value-type="float">
            <text:p>1.09256057725217</text:p>
          </table:table-cell>
          <table:table-cell office:value-type="float" office:value="4" calcext:value-type="float">
            <text:p>4</text:p>
          </table:table-cell>
          <table:table-cell office:value-type="float" office:value="0.516" calcext:value-type="float">
            <text:p>0.516</text:p>
          </table:table-cell>
          <table:table-cell office:value-type="float" office:value="0.1" calcext:value-type="float">
            <text:p>0.1</text:p>
          </table:table-cell>
          <table:table-cell office:value-type="float" office:value="11.3" calcext:value-type="float">
            <text:p>11.3</text:p>
          </table:table-cell>
          <table:table-cell/>
          <table:table-cell table:formula="of:=[.H$25]/[.I21] * SQRT(10/([.J$25]/100)) *([.K21]-[.J21])/1000" office:value-type="float" office:value="135.005269339258" calcext:value-type="float">
            <text:p>135.005269339258</text:p>
          </table:table-cell>
          <table:table-cell table:number-columns-repeated="2"/>
          <table:table-cell table:formula="of:=0.005/[.I21]" office:value-type="float" office:value="0.00968992248062016" calcext:value-type="float">
            <text:p>0.00968992248062016</text:p>
          </table:table-cell>
          <table:table-cell/>
          <table:table-cell table:formula="of:=0.141421/[.K21]" office:value-type="float" office:value="0.0125151327433628" calcext:value-type="float">
            <text:p>0.0125151327433628</text:p>
          </table:table-cell>
          <table:table-cell table:formula="of:=[.O$18]*[.O$18] + [.P21] * [.P21] + [.Q$18] * [.Q$18] + [.R21] * [.R21]" office:value-type="float" office:value="0.000253496316558405" calcext:value-type="float">
            <text:p>0.000253496316558405</text:p>
          </table:table-cell>
          <table:table-cell table:formula="of:=[.M21]*SQRT([.S21])" office:value-type="float" office:value="2.14949552942091" calcext:value-type="float">
            <text:p>2.14949552942091</text:p>
          </table:table-cell>
          <table:table-cell/>
          <table:table-cell table:formula="of:=[.M21]-[.N$18]" office:value-type="float" office:value="-6.2351554765834" calcext:value-type="float">
            <text:p>-6.2351554765834</text:p>
          </table:table-cell>
          <table:table-cell table:formula="of:=[.V21]*[.V21]" office:value-type="float" office:value="38.877163817168" calcext:value-type="float">
            <text:p>38.877163817168</text:p>
          </table:table-cell>
          <table:table-cell table:formula="of:=SQRT([.X18]*[.X18]+[.U18]*[.U18])" office:value-type="float" office:value="2.76897284434848" calcext:value-type="float">
            <text:p>2.76897284434848</text:p>
          </table:table-cell>
        </table:table-row>
        <table:table-row table:style-name="ro1">
          <table:table-cell table:formula="of:=([.D10]-[.C10])/([.C$2])" office:value-type="float" office:value="0.0299270072992701" calcext:value-type="float">
            <text:p>0.0299270072992701</text:p>
          </table:table-cell>
          <table:table-cell/>
          <table:table-cell table:formula="of:=[.B$18]*[.A22]/([.B10]/1000 * [.B$2] / 100)" office:value-type="float" office:value="92.9013075547005" calcext:value-type="float">
            <text:p>92.901307554700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formula="of:=[.C22] * SQRT([.B$25] + [.D29]+[.B$28] + [.B$31] + [.B$34] + [.E10]*[.E10])" office:value-type="float" office:value="13.851963904837" calcext:value-type="float">
            <text:p>13.851963904837</text:p>
          </table:table-cell>
          <table:table-cell table:formula="of:=[.E$18]-[.C22]" office:value-type="float" office:value="-5.19860400894849" calcext:value-type="float">
            <text:p>-5.19860400894849</text:p>
          </table:table-cell>
          <table:table-cell office:value-type="float" office:value="5" calcext:value-type="float">
            <text:p>5</text:p>
          </table:table-cell>
          <table:table-cell office:value-type="float" office:value="0.515" calcext:value-type="float">
            <text:p>0.515</text:p>
          </table:table-cell>
          <table:table-cell office:value-type="float" office:value="0.1" calcext:value-type="float">
            <text:p>0.1</text:p>
          </table:table-cell>
          <table:table-cell table:formula="of:=8.8+3" office:value-type="float" office:value="11.8" calcext:value-type="float">
            <text:p>11.8</text:p>
          </table:table-cell>
          <table:table-cell/>
          <table:table-cell table:formula="of:=[.H$25]/[.I22] * SQRT(10/([.J$25]/100)) *([.K22]-[.J22])/1000" office:value-type="float" office:value="141.306139399266" calcext:value-type="float">
            <text:p>141.306139399266</text:p>
          </table:table-cell>
          <table:table-cell table:number-columns-repeated="2"/>
          <table:table-cell table:formula="of:=0.005/[.I22]" office:value-type="float" office:value="0.00970873786407767" calcext:value-type="float">
            <text:p>0.00970873786407767</text:p>
          </table:table-cell>
          <table:table-cell/>
          <table:table-cell table:formula="of:=0.141421/[.K22]" office:value-type="float" office:value="0.0119848305084746" calcext:value-type="float">
            <text:p>0.0119848305084746</text:p>
          </table:table-cell>
          <table:table-cell table:formula="of:=[.O$18]*[.O$18] + [.P22] * [.P22] + [.Q$18] * [.Q$18] + [.R22] * [.R22]" office:value-type="float" office:value="0.000240868924524223" calcext:value-type="float">
            <text:p>0.000240868924524223</text:p>
          </table:table-cell>
          <table:table-cell table:formula="of:=[.M22]*SQRT([.S22])" office:value-type="float" office:value="2.19306456652735" calcext:value-type="float">
            <text:p>2.19306456652735</text:p>
          </table:table-cell>
          <table:table-cell/>
          <table:table-cell table:formula="of:=[.M22]-[.N$18]" office:value-type="float" office:value="0.0657145834249775" calcext:value-type="float">
            <text:p>0.0657145834249775</text:p>
          </table:table-cell>
          <table:table-cell table:formula="of:=[.V22]*[.V22]" office:value-type="float" office:value="0.00431840647471833" calcext:value-type="float">
            <text:p>0.00431840647471833</text:p>
          </table:table-cell>
          <table:table-cell/>
        </table:table-row>
        <table:table-row table:style-name="ro1">
          <table:table-cell table:number-columns-repeated="5"/>
          <table:table-cell table:style-name="ce2"/>
          <table:table-cell table:number-columns-repeated="18"/>
        </table:table-row>
        <table:table-row table:style-name="ro1">
          <table:table-cell/>
          <table:table-cell table:formula="of:=0.05/0.35" office:value-type="float" office:value="0.142857142857143" calcext:value-type="float">
            <text:p>0.142857142857143</text:p>
          </table:table-cell>
          <table:table-cell table:number-columns-repeated="3"/>
          <table:table-cell table:style-name="ce2"/>
          <table:table-cell table:formula="of:=[.G18]*[.G18]" office:value-type="float" office:value="110.504790507331" calcext:value-type="float">
            <text:p>110.504790507331</text:p>
          </table:table-cell>
          <table:table-cell office:value-type="string" calcext:value-type="string">
            <text:p>M, г</text:p>
          </table:table-cell>
          <table:table-cell office:value-type="string" calcext:value-type="string">
            <text:p>L, см</text:p>
          </table:table-cell>
          <table:table-cell table:number-columns-repeated="15"/>
        </table:table-row>
        <table:table-row table:style-name="ro1">
          <table:table-cell/>
          <table:table-cell table:style-name="ce1" table:formula="of:=[.B24]*[.B24]" office:value-type="float" office:value="0.0204081632653061" calcext:value-type="float">
            <text:p>0.0204081632653061</text:p>
          </table:table-cell>
          <table:table-cell/>
          <table:table-cell table:formula="of:=(0.005/[.B6])*(0.005/[.B6])" office:value-type="float" office:value="0.000095367431640625" calcext:value-type="float">
            <text:p>9.5367431640625E-05</text:p>
          </table:table-cell>
          <table:table-cell/>
          <table:table-cell table:style-name="ce2"/>
          <table:table-cell table:formula="of:=[.G19]*[.G19]" office:value-type="float" office:value="2.0474217188684" calcext:value-type="float">
            <text:p>2.0474217188684</text:p>
          </table:table-cell>
          <table:table-cell office:value-type="float" office:value="2925" calcext:value-type="float">
            <text:p>2925</text:p>
          </table:table-cell>
          <table:table-cell office:value-type="float" office:value="221.4" calcext:value-type="float">
            <text:p>221.4</text:p>
          </table:table-cell>
          <table:table-cell table:formula="of:=AVERAGE([.I25:.I28])" office:value-type="float" office:value="221.15" calcext:value-type="float">
            <text:p>221.15</text:p>
          </table:table-cell>
          <table:table-cell table:number-columns-repeated="14"/>
        </table:table-row>
        <table:table-row table:style-name="ro1">
          <table:table-cell table:number-columns-repeated="3"/>
          <table:table-cell table:formula="of:=(0.005/[.B7])*(0.005/[.B7])" office:value-type="float" office:value="0.000095367431640625" calcext:value-type="float">
            <text:p>9.5367431640625E-05</text:p>
          </table:table-cell>
          <table:table-cell/>
          <table:table-cell table:style-name="ce2"/>
          <table:table-cell table:formula="of:=[.G20]*[.G20]" office:value-type="float" office:value="61.4180031082775" calcext:value-type="float">
            <text:p>61.4180031082775</text:p>
          </table:table-cell>
          <table:table-cell/>
          <table:table-cell office:value-type="float" office:value="219.9" calcext:value-type="float">
            <text:p>219.9</text:p>
          </table:table-cell>
          <table:table-cell table:number-columns-repeated="15"/>
        </table:table-row>
        <table:table-row table:style-name="ro1">
          <table:table-cell/>
          <table:table-cell table:formula="of:=0.1/22" office:value-type="float" office:value="0.00454545454545455" calcext:value-type="float">
            <text:p>0.00454545454545455</text:p>
          </table:table-cell>
          <table:table-cell/>
          <table:table-cell table:formula="of:=(0.005/[.B8])*(0.005/[.B8])" office:value-type="float" office:value="0.0000957410549132395" calcext:value-type="float">
            <text:p>9.57410549132395E-05</text:p>
          </table:table-cell>
          <table:table-cell/>
          <table:table-cell table:style-name="ce2"/>
          <table:table-cell table:formula="of:=[.G21]*[.G21]" office:value-type="float" office:value="1.1936886149656" calcext:value-type="float">
            <text:p>1.1936886149656</text:p>
          </table:table-cell>
          <table:table-cell/>
          <table:table-cell office:value-type="float" office:value="221.1" calcext:value-type="float">
            <text:p>221.1</text:p>
          </table:table-cell>
          <table:table-cell table:number-columns-repeated="15"/>
        </table:table-row>
        <table:table-row table:style-name="ro1">
          <table:table-cell/>
          <table:table-cell table:style-name="ce1" table:formula="of:=[.B27]*[.B27]" office:value-type="float" office:value="0.0000206611570247934" calcext:value-type="float">
            <text:p>2.06611570247934E-05</text:p>
          </table:table-cell>
          <table:table-cell/>
          <table:table-cell table:formula="of:=(0.005/[.B9])*(0.005/[.B9])" office:value-type="float" office:value="0.0000961168781237985" calcext:value-type="float">
            <text:p>9.61168781237985E-05</text:p>
          </table:table-cell>
          <table:table-cell table:number-columns-repeated="2"/>
          <table:table-cell table:formula="of:=[.G22]*[.G22]" office:value-type="float" office:value="27.0254836418553" calcext:value-type="float">
            <text:p>27.0254836418553</text:p>
          </table:table-cell>
          <table:table-cell/>
          <table:table-cell office:value-type="float" office:value="222.2" calcext:value-type="float">
            <text:p>222.2</text:p>
          </table:table-cell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formula="of:=0.1/33.5" office:value-type="float" office:value="0.00298507462686567" calcext:value-type="float">
            <text:p>0.00298507462686567</text:p>
          </table:table-cell>
          <table:table-cell table:number-columns-repeated="3"/>
          <table:table-cell table:formula="of:=AVERAGE([.F18:.F22])" office:value-type="float" office:value="13.1695198533403" calcext:value-type="float">
            <text:p>13.1695198533403</text:p>
          </table:table-cell>
          <table:table-cell table:formula="of:=SQRT(SUM([.G24:.G28])/20)" office:value-type="float" office:value="3.17953917723385" calcext:value-type="float">
            <text:p>3.17953917723385</text:p>
          </table:table-cell>
          <table:table-cell table:number-columns-repeated="17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5"/>
          <table:table-cell table:formula="of:=SQRT([.F30]*[.F30]+[.G30]*[.G30])" office:value-type="float" office:value="13.5479047290379" calcext:value-type="float">
            <text:p>13.5479047290379</text:p>
          </table:table-cell>
          <table:table-cell table:number-columns-repeated="18"/>
        </table:table-row>
        <table:table-row table:style-name="ro1">
          <table:table-cell/>
          <table:table-cell table:formula="of:=0.2/137" office:value-type="float" office:value="0.00145985401459854" calcext:value-type="float">
            <text:p>0.00145985401459854</text:p>
          </table:table-cell>
          <table:table-cell table:number-columns-repeated="22"/>
        </table:table-row>
        <table:table-row table:style-name="ro1">
          <table:table-cell/>
          <table:table-cell table:style-name="ce1" table:formula="of:=[.B33]*[.B33]" office:value-type="float" office:value="0.00000213117374393948" calcext:value-type="float">
            <text:p>2.13117374393948E-06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3">00/00/0000</text:date>, <text:time style:data-style-name="N2" text:time-value="22:11:35.864928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5:12:21.597268671</meta:creation-date>
    <dc:date>2024-12-03T01:25:39.685976037</dc:date>
    <meta:editing-duration>PT1H4M6S</meta:editing-duration>
    <meta:editing-cycles>9</meta:editing-cycles>
    <meta:generator>LibreOffice/24.8.2.1$Linux_X86_64 LibreOffice_project/480$Build-1</meta:generator>
    <meta:document-statistic meta:table-count="1" meta:cell-count="198" meta:object-count="0"/>
  </office:meta>
</office:document-meta>
</file>